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25-03-13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24-03-2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23-03-15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22-10-24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22-03-1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21-10-2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21-04-0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21-03-16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20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20-04-06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20-03-10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9-12-1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9-09-24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9-09-19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9-06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9-03-26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9-03-2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8-12-1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8-09-2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8-09-2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8-06-26 17:20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8-01-0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7-09-27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7-09-26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7-06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7-03-20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7-03-1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6-12-0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6-10-2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6-09-2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6-06-15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6-03-28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6-03-0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5-12-09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5-09-2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5-09-2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5-06-0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5-03-2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5-03-0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4-12-23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4-09-29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4-09-1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4-03-2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4-03-0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3-12-19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3-10-0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3-09-1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3-06-2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3-03-2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3-03-07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2-12-04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2-10-09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2-10-04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2-06-0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2-03-26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2-03-0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1-12-15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1-10-12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1-09-2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1-06-0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1-03-2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1-03-03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0-12-0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0-09-2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0-06-2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10-03-0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9-12-0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9-10-01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9-06-11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9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9-01-2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8-09-1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8-06-2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8-03-27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7-12-2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7-10-24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7-09-20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7-08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7-06-2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7-06-0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7-04-1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7-03-22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7-02-13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6-12-1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6-12-07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6-10-23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6-09-2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6-08-1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6-06-1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6-06-0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6-04-1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6-03-0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6-02-06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5-12-15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5-10-1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5-09-2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5-08-12 0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5-06-1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5-04-15 0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5-03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4-12-02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4-09-09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4-06-0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4-03-0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3-12-04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3-09-2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3-06-0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3-03-1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2-12-05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2-09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2-06-0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2-03-14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1-12-06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1-09-2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0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200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9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8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8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8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7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7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6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6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5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5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5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4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4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4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4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3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3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3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2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2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2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2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1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1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90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9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9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9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8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8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7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3152" calcext:value-type="float">
            <text:p>-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7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6824" calcext:value-type="float">
            <text:p>-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7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6824" calcext:value-type="float">
            <text:p>-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7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3048" calcext:value-type="float">
            <text:p>-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7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2632" calcext:value-type="float">
            <text:p>-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6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948" calcext:value-type="float">
            <text:p>-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6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6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6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0888" calcext:value-type="float">
            <text:p>-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6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6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7184" calcext:value-type="float">
            <text:p>-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6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1272" calcext:value-type="float">
            <text:p>-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6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1224" calcext:value-type="float">
            <text:p>-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6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672" calcext:value-type="float">
            <text:p>-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6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8512" calcext:value-type="float">
            <text:p>-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6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164" calcext:value-type="float">
            <text:p>-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6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5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1224" calcext:value-type="float">
            <text:p>-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5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0808" calcext:value-type="float">
            <text:p>-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5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0752" calcext:value-type="float">
            <text:p>-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5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1272" calcext:value-type="float">
            <text:p>-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5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5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352" calcext:value-type="float">
            <text:p>-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5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3072" calcext:value-type="float">
            <text:p>-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5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352" calcext:value-type="float">
            <text:p>-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5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4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4192" calcext:value-type="float">
            <text:p>-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4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4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4896" calcext:value-type="float">
            <text:p>-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4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4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4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4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4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4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4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4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4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4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3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3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3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3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3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3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3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3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3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9992" calcext:value-type="float">
            <text:p>-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1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872" calcext:value-type="float">
            <text:p>-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0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0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2812" calcext:value-type="float">
            <text:p>-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0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7572" calcext:value-type="float">
            <text:p>-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80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1632" calcext:value-type="float">
            <text:p>-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9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1632" calcext:value-type="float">
            <text:p>-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9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71632" calcext:value-type="float">
            <text:p>-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9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84" calcext:value-type="float">
            <text:p>-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8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7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018" calcext:value-type="float">
            <text:p>-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018" calcext:value-type="float">
            <text:p>-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7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4" calcext:value-type="float">
            <text:p>-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7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5354" calcext:value-type="float">
            <text:p>-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6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6" calcext:value-type="float">
            <text:p>-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6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876" calcext:value-type="float">
            <text:p>-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6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6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8384" calcext:value-type="float">
            <text:p>-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5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448" calcext:value-type="float">
            <text:p>-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5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5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8592" calcext:value-type="float">
            <text:p>-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5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8592" calcext:value-type="float">
            <text:p>-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759</text:p>
          </table:table-cell>
          <table:table-cell office:value-type="string" calcext:value-type="string">
            <text:p>02N/11E-12AAD</text:p>
          </table:table-cell>
          <table:table-cell office:value-type="string" calcext:value-type="string">
            <text:p>1974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8592" calcext:value-type="float">
            <text:p>-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34" meta:object-count="0"/>
    <meta:user-defined meta:name="AppVersion">3.0</meta:user-defined>
  </office:meta>
</office:document-meta>
</file>